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288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tations-revised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33 N.E.2d 216, 219 (Mass. 196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UKZZIL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. 219</text:p>
          </table:table-cell>
          <table:table-cell office:value-type="string" calcext:value-type="string">
            <text:p>233 N.E.2d 216, 219 (Mass. 1968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&lt;i&gt;Fenton v. Quaboag Country Club&lt;/i&gt;, 233 N.E.2d 216, 219 (Mass. 196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UKZZIL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19</text:p>
          </table:table-cell>
          <table:table-cell office:value-type="string" calcext:value-type="string">
            <text:p>&lt;i&gt;Fenton v. Quaboag Country Club&lt;/i&gt;, 233 N.E.2d 216, 219 (Mass. 1968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33 N.E.2d at 21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UKZZIL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. 219</text:p>
          </table:table-cell>
          <table:table-cell office:value-type="string" calcext:value-type="string">
            <text:p>233 N.E.2d at 2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&lt;i&gt;Malletier v. Dooney &amp;amp; Bourke, Inc.&lt;/i&gt;, 500 F. Supp. 2d 276, 279 (S.D.N.Y. 200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HAJ3PK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79</text:p>
          </table:table-cell>
          <table:table-cell office:value-type="string" calcext:value-type="string">
            <text:p>&lt;i&gt;Malletier v. Dooney &amp; Bourke, Inc.&lt;/i&gt;, 500 F. Supp. 2d 276, 279 (S.D.N.Y. 2007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&lt;i&gt;Malletier&lt;/i&gt;, 500 F. Supp. 2d at 28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HAJ3PK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81</text:p>
          </table:table-cell>
          <table:table-cell office:value-type="string" calcext:value-type="string">
            <text:p>&lt;i&gt;Malletier&lt;/i&gt;, 500 F. Supp. 2d at 2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&lt;i&gt;United States v. Carmel&lt;/i&gt;, 548 F.3d 571 (7th Cir. 200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PRANX8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United States v. Carmel&lt;/i&gt;, 548 F.3d 571 (7th Cir. 2008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&lt;i&gt;Carmel&lt;/i&gt;, 548 F.3d at 57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PRANX8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73</text:p>
          </table:table-cell>
          <table:table-cell office:value-type="string" calcext:value-type="string">
            <text:p>&lt;i&gt;Carmel&lt;/i&gt;, 548 F.3d at 5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&lt;i&gt;Gonzalez v. Raich&lt;/i&gt;, 545 U.S. 1 (200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Z3VVRK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Gonzalez v. Raich&lt;/i&gt;, 545 U.S. 1 (2005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&lt;i&gt;Raich&lt;/i&gt;, 545 U.S. at 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Z3VV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</text:p>
          </table:table-cell>
          <table:table-cell office:value-type="string" calcext:value-type="string">
            <text:p>&lt;i&gt;Raich&lt;/i&gt;, 545 U.S. at 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&lt;i&gt;A Book Named "John Cleveland’s Memoirs of a Woman of Pleasure" v. Attorney Gen. of Com. of Mass.&lt;/i&gt;, 383 U.S. 413, 418 (196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ZJXZM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18</text:p>
          </table:table-cell>
          <table:table-cell office:value-type="string" calcext:value-type="string">
            <text:p>&lt;i&gt;A Book Named "John Cleveland’s Memoirs of a Woman of Pleasure" v. Attorney Gen. of Com. of Mass.&lt;/i&gt;, 383 U.S. 413, 418 (1966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&lt;i&gt;Memoirs&lt;/i&gt;, 383 U.S. at 4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ZJXZM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18</text:p>
          </table:table-cell>
          <table:table-cell office:value-type="string" calcext:value-type="string">
            <text:p>&lt;i&gt;Memoirs&lt;/i&gt;, 383 U.S. at 4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&lt;i&gt;Hormel Foods Corp. v. Jim Henson Prods., Inc.&lt;/i&gt;, 73 F.3d 497, 504 (2d Cir. 199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CWK32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04</text:p>
          </table:table-cell>
          <table:table-cell office:value-type="string" calcext:value-type="string">
            <text:p>&lt;i&gt;Hormel Foods Corp. v. Jim Henson Prods., Inc.&lt;/i&gt;, 73 F.3d 497, 504 (2d Cir. 1996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&lt;i&gt;Naked Cowboy v. CBS&lt;/i&gt;, 844 F. Supp. 2d 510, 517-18 (S.D.N.Y. 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TRNSK2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17-18</text:p>
          </table:table-cell>
          <table:table-cell office:value-type="string" calcext:value-type="string">
            <text:p>&lt;i&gt;Naked Cowboy v. CBS&lt;/i&gt;, 844 F. Supp. 2d 510, 517-18 (S.D.N.Y. 2012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&lt;i&gt;Naked Cowboy&lt;/i&gt;, 844 F. Supp. 2d at 517-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TRNSK2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17-18</text:p>
          </table:table-cell>
          <table:table-cell office:value-type="string" calcext:value-type="string">
            <text:p>&lt;i&gt;Naked Cowboy&lt;/i&gt;, 844 F. Supp. 2d at 517-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&lt;i&gt;Hormel Foods Corp. v. Jim Henson Prods., Inc.&lt;/i&gt;, 73 F.3d 497, 504 (2d Cir. 199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CWK32P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04</text:p>
          </table:table-cell>
          <table:table-cell office:value-type="string" calcext:value-type="string">
            <text:p>&lt;i&gt;Hormel Foods Corp. v. Jim Henson Prods., Inc.&lt;/i&gt;, 73 F.3d 497, 504 (2d Cir. 1996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&lt;i&gt;Naked Cowboy v. CBS&lt;/i&gt;, 844 F. Supp. 2d 510, 517-18 (S.D.N.Y. 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TRNSK2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17-18</text:p>
          </table:table-cell>
          <table:table-cell office:value-type="string" calcext:value-type="string">
            <text:p>&lt;i&gt;Naked Cowboy v. CBS&lt;/i&gt;, 844 F. Supp. 2d 510, 517-18 (S.D.N.Y. 2012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&lt;i&gt;Id.&lt;/i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ZJXZM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i&gt;Id.&lt;/i&gt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&lt;i&gt;Washington v. Alaimo&lt;/i&gt;, 934 F. Supp. 1395, 1398 (S.D. Ga. 199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WGKP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398</text:p>
          </table:table-cell>
          <table:table-cell office:value-type="string" calcext:value-type="string">
            <text:p>&lt;i&gt;Washington v. Alaimo&lt;/i&gt;, 934 F. Supp. 1395, 1398 (S.D. Ga. 1996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"Motion to Kiss My Ass." &lt;i&gt;Id.&lt;/i&gt; at 14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WGKP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401</text:p>
          </table:table-cell>
          <table:table-cell office:value-type="string" calcext:value-type="string">
            <text:p>"Motion to Kiss My Ass." &lt;i&gt;Id.&lt;/i&gt; at 14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ex Kozinski &amp;amp; Eugene Volokh, &lt;i&gt;Lawsuit Shmawsuit&lt;/i&gt;, 103 Yale L.J. 463, 463 (199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J8NAX3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63</text:p>
          </table:table-cell>
          <table:table-cell office:value-type="string" calcext:value-type="string">
            <text:p>Alex Kozinski &amp; Eugene Volokh, &lt;i&gt;Lawsuit Shmawsuit&lt;/i&gt;, 103 Yale L.J. 463, 463 (1993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&lt;i&gt;Near v. Minnesota ex rel. Olson&lt;/i&gt;, 283 U.S. 697 (193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Q989X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Near v. Minnesota ex rel. Olson&lt;/i&gt;, 283 U.S. 697 (1931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&lt;var&gt;Name of Statute [optional]&lt;/var&gt;, &lt;var&gt;title no.&lt;/var&gt; U.S.C. § &lt;var&gt;section number&lt;/var&gt; &lt;var&gt;(year published)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BEZR4N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5</text:p>
          </table:table-cell>
          <table:table-cell office:value-type="string" calcext:value-type="string">
            <text:p>Worthy Act, 50 U.S.C. § 15 2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ederal Food, Drug, and Cosmetic Act, 21 U.S.C. § 387 (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Z6Y9LN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387</text:p>
          </table:table-cell>
          <table:table-cell office:value-type="string" calcext:value-type="string">
            <text:p>Federal Food, Drug, and Cosmetic Act, 21 U.S.C. § 387 (2012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anham (Trademark) Act, 15 U.S.C. §§ 1051-1141n (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XM4M9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051-1141n</text:p>
          </table:table-cell>
          <table:table-cell office:value-type="string" calcext:value-type="string">
            <text:p>Lanham (Trademark) Act, 15 U.S.C. §§ 1051-1141n (2012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munications Act of 1934, 47 U.S.C. § 223 (2012 &amp;amp; Supp. I 201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QPJNG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23</text:p>
          </table:table-cell>
          <table:table-cell office:value-type="string" calcext:value-type="string">
            <text:p>Communications Act of 1934, 47 U.S.C. § 223 (2012 &amp; Supp. I 2013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&lt;var&gt;Name of Statute&lt;/var&gt;, &lt;var&gt;title no.&lt;/var&gt; U.S.C.A. § &lt;var&gt;section number&lt;/var&gt; (&lt;var&gt;Name of Publisher&lt;/var&gt; &lt;var&gt;year published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B7RXMC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5</text:p>
          </table:table-cell>
          <table:table-cell office:value-type="string" calcext:value-type="string">
            <text:p>Worthy Act, 50 U.S.C.A. § 15 (Lawyerly Press 2000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ored Communications Act, 18 U.S.C.A. §§ 2701-2711 (West 200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Z2PWJ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701-2711</text:p>
          </table:table-cell>
          <table:table-cell office:value-type="string" calcext:value-type="string">
            <text:p>Stored Communications Act, 18 U.S.C.A. §§ 2701-2711 (West 2000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ineral Leasing Act of 1920, 30 U.S.C.S. §§ 181-287 (LexisNexis 201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3IDJY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81-287</text:p>
          </table:table-cell>
          <table:table-cell office:value-type="string" calcext:value-type="string">
            <text:p>Mineral Leasing Act of 1920, 30 U.S.C.S. §§ 181-287 (LexisNexis 2015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rug Price Competition and Patent Term Restoration Act § 202, 17 U.S.C. § 271(e) (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5M3H4B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02</text:p>
          </table:table-cell>
          <table:table-cell office:value-type="string" calcext:value-type="string">
            <text:p>Drug Price Competition and Patent Term Restoration Act § 202, 17 U.S.C. § 271(e) (2012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igital Millennium Copyright Act of 1998 § 103, 17 U.S.C.A. § 1201 (West 200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NU6NUH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03</text:p>
          </table:table-cell>
          <table:table-cell office:value-type="string" calcext:value-type="string">
            <text:p>Digital Millennium Copyright Act of 1998 § 103, 17 U.S.C.A. § 1201 (West 2008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amily Sponsor Immigration Act of 2002, Pub. L. No. 107-150, 116 Stat. 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Q4FBKG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mily Sponsor Immigration Act of 2002, Pub. L. No. 107-150, 116 Stat. 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tient Protection and Affordable Care Act, Pub. L. No. 111-148, § 1101, 124 Stat. 119, 141-43 (20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MGRIBU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101, 124 Stat. 119, 141-43</text:p>
          </table:table-cell>
          <table:table-cell office:value-type="string" calcext:value-type="string">
            <text:p>Patient Protection and Affordable Care Act, Pub. L. No. 111-148, § 1101, 124 Stat. 119, 141-43 (2010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la. Code § 13A-12-5(a)(1) (200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I955Y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3A-12-5(a)(1)</text:p>
          </table:table-cell>
          <table:table-cell office:value-type="string" calcext:value-type="string">
            <text:p>Ala. Code § 13A-12-5(a)(1) (2000)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.Y. Arts &amp;amp; Cult. Aff. Law § 60.03 (McKinney 200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RXE8L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60.03</text:p>
          </table:table-cell>
          <table:table-cell office:value-type="string" calcext:value-type="string">
            <text:p>N.Y. Arts &amp; Cult. Aff. Law § 60.03 (McKinney 2000)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ed. R. Civ. P. 12(b)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T2UZAX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(b)(1)</text:p>
          </table:table-cell>
          <table:table-cell office:value-type="string" calcext:value-type="string">
            <text:p>Fed. R. Civ. P. 12(b)(1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ed. R. App. P. 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ZPT77R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</text:p>
          </table:table-cell>
          <table:table-cell office:value-type="string" calcext:value-type="string">
            <text:p>Fed. R. App. P. 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nif. R. Evid. 6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A29VYR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601</text:p>
          </table:table-cell>
          <table:table-cell office:value-type="string" calcext:value-type="string">
            <text:p>Unif. R. Evid. 6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tatement (Second) of Trusts § 46 (Am. Law Inst. 195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6TFA5X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46</text:p>
          </table:table-cell>
          <table:table-cell office:value-type="string" calcext:value-type="string">
            <text:p>Restatement (Second) of Trusts § 46 (Am. Law Inst. 1959)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statement (Third) of Prop.: Servitudes § 7.1 (Am. Law Inst. 200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PEYKKM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7.1</text:p>
          </table:table-cell>
          <table:table-cell office:value-type="string" calcext:value-type="string">
            <text:p>Restatement (Third) of Prop.: Servitudes § 7.1 (Am. Law Inst. 2000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.C.C § 9-105 (Unif. Law Comm’n 201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STHMB2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9-105</text:p>
          </table:table-cell>
          <table:table-cell office:value-type="string" calcext:value-type="string">
            <text:p>U.C.C § 9-105 (Unif. Law Comm’n 2010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6 C.F.R. § 272.1 (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4A22G4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72.1</text:p>
          </table:table-cell>
          <table:table-cell office:value-type="string" calcext:value-type="string">
            <text:p>36 C.F.R. § 272.1 (2014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E Employee Privacy Standards, 10 C.F.R. § 1008.3 (200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SRBKP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008.3</text:p>
          </table:table-cell>
          <table:table-cell office:value-type="string" calcext:value-type="string">
            <text:p>DOE Employee Privacy Standards, 10 C.F.R. § 1008.3 (2000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.R.C. § 312 (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3HWLEC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312</text:p>
          </table:table-cell>
          <table:table-cell office:value-type="string" calcext:value-type="string">
            <text:p>I.R.C. § 312 (2014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6 U.S.C. § 312 (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U3WKJ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312</text:p>
          </table:table-cell>
          <table:table-cell office:value-type="string" calcext:value-type="string">
            <text:p>26 U.S.C. § 312 (2014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eas. Reg. § 1.414(r)-8 (199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WVAJED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414(r)-8</text:p>
          </table:table-cell>
          <table:table-cell office:value-type="string" calcext:value-type="string">
            <text:p>Treas. Reg. § 1.414(r)-8 (1994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emp. Treas. Reg. § 1.274-5T(6) (198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JSHBN6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274-5T(6)</text:p>
          </table:table-cell>
          <table:table-cell office:value-type="string" calcext:value-type="string">
            <text:p>Temp. Treas. Reg. § 1.274-5T(6) (1985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7 U.S.C. § 7101 (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B5YM3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7101</text:p>
          </table:table-cell>
          <table:table-cell office:value-type="string" calcext:value-type="string">
            <text:p>7 U.S.C. § 7101 (2012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9 C.F.R. § 54.1 (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NKVFX7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54.1</text:p>
          </table:table-cell>
          <table:table-cell office:value-type="string" calcext:value-type="string">
            <text:p>9 C.F.R. § 54.1 (2014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&lt;i&gt;Dr. Seuss Enters., L.P. v. Penguin Books USA, Inc.&lt;/i&gt;, 109 F.3d 1394 (9th Cir. 199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PV2MNN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Dr. Seuss Enters., L.P. v. Penguin Books USA, Inc.&lt;/i&gt;, 109 F.3d 1394 (9th Cir. 1997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&lt;i&gt;See&lt;/i&gt; &lt;i&gt;Ty, Inc. v. Publ’ns Int’l Ltd.&lt;/i&gt;, 292 F.3d 512, 520 (7th Cir. 2002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D48IKRL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20</text:p>
          </table:table-cell>
          <table:table-cell office:value-type="string" calcext:value-type="string">
            <text:p>&lt;i&gt;See&lt;/i&gt; &lt;i&gt;Ty, Inc. v. Publ’ns Int’l Ltd.&lt;/i&gt;, 292 F.3d 512, 520 (7th Cir. 2002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&lt;i&gt;Viacom Int’l, Inc. v. YouTube, Inc.&lt;/i&gt;, 676 F.3d 19, 31 (2d Cir. 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8VSSPB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31</text:p>
          </table:table-cell>
          <table:table-cell office:value-type="string" calcext:value-type="string">
            <text:p>&lt;i&gt;Viacom Int’l, Inc. v. YouTube, Inc.&lt;/i&gt;, 676 F.3d 19, 31 (2d Cir. 2012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&lt;i&gt;Exxon Mobil Corp. v. Allapattah Servs., Inc.&lt;/i&gt;, 545 U.S. 546, 571 (200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HMBUHC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71</text:p>
          </table:table-cell>
          <table:table-cell office:value-type="string" calcext:value-type="string">
            <text:p>&lt;i&gt;Exxon Mobil Corp. v. Allapattah Servs., Inc.&lt;/i&gt;, 545 U.S. 546, 571 (2005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&lt;i&gt;Warner Bros. Entm’t Inc. v. RDR Books&lt;/i&gt;, 575 F. Supp. 2d 513, 518 (S.D.N.Y. 200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WZSWHT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18</text:p>
          </table:table-cell>
          <table:table-cell office:value-type="string" calcext:value-type="string">
            <text:p>&lt;i&gt;Warner Bros. Entm’t Inc. v. RDR Books&lt;/i&gt;, 575 F. Supp. 2d 513, 518 (S.D.N.Y. 2008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&lt;i&gt;Williamson v. United States&lt;/i&gt;, 184 F.2d 280 (Jackson, Circuit Justice, 2d Cir. 195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YSWWBQ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Williamson v. United States&lt;/i&gt;, 184 F.2d 280 (Jackson, Circuit Justice, 2d Cir. 1950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&lt;var&gt;tit. no.&lt;/var&gt; U.S.C.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VQ4JV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U.S.C. § 123 (2000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&lt;var&gt;tit. no.&lt;/var&gt; U.S.C.A.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4NXLWE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U.S.C.A. § 123 (West 2000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&lt;var&gt;tit. no.&lt;/var&gt; U.S.C.S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3HJLMU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U.S.C.S. § 123 (LexisNexis 2000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&lt;var&gt;tit. no.&lt;/var&gt; U.S.C.U. § &lt;var&gt;x&lt;/var&gt; (Gould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PXKT9T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U.S.C.U. § 123 (Gould 2000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&lt;var&gt;vol. no.&lt;/var&gt; Stat. &lt;var&gt;pag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K8GK6F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Stat. 45 (2000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reas. Reg. § 1.41-2 (198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58ZZV7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41-2</text:p>
          </table:table-cell>
          <table:table-cell office:value-type="string" calcext:value-type="string">
            <text:p>Treas. Reg. § 1.41-2 (1989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emp. Treas. Reg. § 5e.274-8 (198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X42XD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5e.274-8</text:p>
          </table:table-cell>
          <table:table-cell office:value-type="string" calcext:value-type="string">
            <text:p>Temp. Treas. Reg. § 5e.274-8 (1982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reas. Reg. § 1.41-2 (as amended in 200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ZKUSE3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41-2</text:p>
          </table:table-cell>
          <table:table-cell office:value-type="string" calcext:value-type="string">
            <text:p>Treas. Reg. § 1.41-2 (as amended in 2001)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reas. Reg. § 1.41-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5RKW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41-2</text:p>
          </table:table-cell>
          <table:table-cell office:value-type="string" calcext:value-type="string">
            <text:p>Treas. Reg. § 1.41-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op. Treas. Reg. § 1.704-1, 48 Fed. Reg. 9871, 9872 (Mar. 9, 198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38WBT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.704-1, 48 Fed. Reg. 9871, 9872</text:p>
          </table:table-cell>
          <table:table-cell office:value-type="string" calcext:value-type="string">
            <text:p>Prop. Treas. Reg. § 1.704-1, 48 Fed. Reg. 9871, 9872 (Mar. 9, 1983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la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K66C7G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Ala. Code § 12-34-56 (2000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la. Code § &lt;var&gt;x-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ZJK36L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Ala. Code § 12-34-56 (LexisNexis 2000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&lt;var&gt;year&lt;/var&gt; Ala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XII66N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Ala. Laws 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la. Admin. Code r. &lt;var&gt;x-x-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5YA6J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-34-56.78</text:p>
          </table:table-cell>
          <table:table-cell office:value-type="string" calcext:value-type="string">
            <text:p>Ala. Admin. Code r. 12-34-56.78 (2000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&lt;var&gt;vol. no.&lt;/var&gt; Ala. Admin. Monthly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8FQCUT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Ala. Admin. Monthly 45 (Apr. 1, 2000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laska Stat. § &lt;var&gt;x.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UQ5NW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</text:p>
          </table:table-cell>
          <table:table-cell office:value-type="string" calcext:value-type="string">
            <text:p>Alaska Stat. § 12.34.56 (2000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laska Stat. Ann. § &lt;var&gt;x.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CV32U7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</text:p>
          </table:table-cell>
          <table:table-cell office:value-type="string" calcext:value-type="string">
            <text:p>Alaska Stat. Ann. § 12.34.56 (West 2000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&lt;var&gt;year&lt;/var&gt; Alaska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XEHFKV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Alaska Sess. Laws 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laska Admin. Code tit. &lt;var&gt;x&lt;/var&gt;,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8676F7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Alaska Admin. Code tit. 123, § 12.34 (2000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riz. Rev. Stat. Ann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D5U83B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Ariz. Rev. Stat. Ann. § 12-34 (2000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riz. Rev. Stat. § &lt;var&gt;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V5IRSI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Ariz. Rev. Stat. § 12-34 (LexisNexis 2000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&lt;var&gt;year&lt;/var&gt; Ariz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KWJ4SP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Ariz. Sess. Laws 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riz. Admin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BCBR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Ariz. Admin. Code § 12-34-56 (2000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&lt;var&gt;vol. no.&lt;/var&gt; Ariz. Admi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9JNHZC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Ariz. Admin. Reg. 45 (Apr. 1, 2000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rk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PD5IVP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Ark. Code Ann. § 12-34-56 (2000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rk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P7YR5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Ark. Code Ann. § 12-34-56 (West 2000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&lt;var&gt;x-x-x&lt;/var&gt; Ark. Code R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6KUGYM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12-34-56 Ark. Code R. § 123 (LexisNexis 2000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&lt;var&gt;vol. no.&lt;/var&gt; Ark. Reg. &lt;var&gt;page no.&lt;/var&gt; (&lt;var&gt;month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5NJ72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Ark. Reg. 45 (Apr. 2000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l. &lt;var&gt;Subject&lt;/var&gt; Code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FYYR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Cal. Civil Code § 123 (West 2000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l. &lt;var&gt;Subject&lt;/var&gt; Code § &lt;var&gt;x&lt;/var&gt; (Deering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QZ6YT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Cal. Civil Code § 123 (Deering 2000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l. Code Regs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C6P84Y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Cal. Code Regs. tit. 123, § 123 (2000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&lt;var&gt;iss. no.&lt;/var&gt; Cal. Regulatory Notice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N68Q2M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Cal. Regulatory Notice Reg. 45 (Apr. 1, 2000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olo. Rev. Stat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UVKSLW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Colo. Rev. Stat. § 12-34-56 (2000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lo. Rev. Stat.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PXZWA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Colo. Rev. Stat. Ann. § 12-34-56 (West 2000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&lt;var&gt;year&lt;/var&gt; Colo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WHGZCI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Colo. Sess. Laws 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olo. Code Regs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TYK4HB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Colo. Code Regs. § 12-34 (2000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&lt;var&gt;vol. no.&lt;/var&gt; Colo. Code Regs. § &lt;var&gt;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WI984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23 Colo. Code Regs. § 12-34 (LexisNexis 2000)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&lt;var&gt;iss. no.&lt;/var&gt; Colo. Reg. &lt;var&gt;page no.&lt;/var&gt; (&lt;var&gt;month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D9I8UFJ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Colo. Reg. 45 (Apr. 2000)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onn. Gen. Stat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FJP8GX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Conn. Gen. Stat. § 12-34 (2000)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onn. Gen. Stat.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V7B2IX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Conn. Gen. Stat. Ann. § 12-34 (West 2000)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&lt;var&gt;year&lt;/var&gt; Conn. Pub. Act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4ITEXN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Conn. Pub. Acts 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&lt;var&gt;year&lt;/var&gt; Conn. Spec. Act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F4RGCI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Conn. Spec. Acts 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nn. Agencies Regs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LBPWU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Conn. Agencies Regs. § 12-34-56 (2000)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&lt;var&gt;vol. no.&lt;/var&gt; Conn. L.J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KIDQ6K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Conn. L.J. 45 (Apr. 1, 2000)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el. Code Ann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34MGJ5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Del. Code Ann. tit. 123, § 123 (2000)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el. Code Ann. tit. &lt;var&gt;x&lt;/var&gt;,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AAUBPJ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Del. Code Ann. tit. 123, § 123 (West 2000)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&lt;var&gt;vol. no.&lt;/var&gt; Del. Laws &lt;var&gt;pag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I4E4WX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Del. Laws 45 (2000)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x-&lt;var&gt;x-x&lt;/var&gt; Del. Admin. Code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TAC6CT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12-34-56 Del. Admin. Code § 123 (2000)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x-&lt;var&gt;x-x&lt;/var&gt; Del. Code Regs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QVN9Q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12-34-56 Del. Code Regs. § 123 (LexisNexis 2000)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&lt;var&gt;vol. no.&lt;/var&gt; Del. Reg. Regs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267Z2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Del. Reg. Regs. 45 (Apr. 1, 2000)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D.C. Code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JTMSH2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D.C. Code § 12-34 (2000)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D.C. Code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DS334B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D.C. Code Ann. § 12-34 (West 2000)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&lt;var&gt;vol. no.&lt;/var&gt; Stat. &lt;var&gt;pag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R4984X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Stat. 45 (2000)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&lt;var&gt;vol. no.&lt;/var&gt; D.C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J657V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D.C. Reg. 45 (Apr. 1, 2000)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&lt;var&gt;year&lt;/var&gt;-&lt;var&gt;pamph. no.&lt;/var&gt; D.C. Code Adv. Leg. Serv.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SRBNAP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-14 D.C. Code Adv. Leg. Serv. 4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.C. Mun. Regs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CJJ9EC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D.C. Mun. Regs. tit. 123, § 123 (2000)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D.C. Code Mun. Regs. tit. &lt;var&gt;x&lt;/var&gt;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XFB47F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D.C. Code Mun. Regs. tit. 123 § 123 (LexisNexis 2000)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&lt;var&gt;vol. no.&lt;/var&gt; D.C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JMCBCQ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D.C. Reg. 45 (Apr. 1, 2000)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la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X3HUBC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Fla. Stat. § 12.34 (2000)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la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X8D4G7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Fla. Stat. Ann. § 12.34 (West 2000)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la. Stat. Ann. § &lt;var&gt;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DMMDVU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Fla. Stat. Ann. § 12.34 (LexisNexis 2000)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&lt;var&gt;year&lt;/var&gt; Fla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CSZIHE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Fla. Laws 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la. Admin. Code Ann. r. &lt;var&gt;x-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D2L2GG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-34.56 </text:p>
          </table:table-cell>
          <table:table-cell office:value-type="string" calcext:value-type="string">
            <text:p>Fla. Admin. Code Ann. r. 12-34.56 (2000)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&lt;var&gt;vol. no.&lt;/var&gt; Fla. Admi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III94A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Fla. Admin. Reg. 45 (Apr. 1, 2000)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&lt;var&gt;vol. no.&lt;/var&gt; Fla. Admin. Weekly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HFLTJ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Fla. Admin. Weekly 45 (Apr. 1, 2000)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a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KGV5J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Ga. Code Ann. § 12-34-56 (2000)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a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IKHGXL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Ga. Code Ann. § 12-34-56 (West 2000)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&lt;var&gt;year&lt;/var&gt; Ga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4Y5CZZ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Ga. Laws 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. Comp. R. &amp;amp; Regs. &lt;var&gt;x-x-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2ZN78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-34-56.78</text:p>
          </table:table-cell>
          <table:table-cell office:value-type="string" calcext:value-type="string">
            <text:p>Ga. Comp. R. &amp; Regs. 12-34-56.78 (2000)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Haw. Rev. Stat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GWQAKE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Haw. Rev. Stat. § 12-34 (2000)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Haw. Rev. Stat. Ann. § &lt;var&gt;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WLQTC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Haw. Rev. Stat. Ann. § 12-34 (LexisNexis 2000)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aw. Rev. Stat.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8QIYU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Haw. Rev. Stat. Ann. § 12-34 (West 2000)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&lt;var&gt;year&lt;/var&gt; Haw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S4FPRW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Haw. Sess. Laws 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aw. Code R. § &lt;var&gt;x-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IU5Z4X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Haw. Code R. § 12-34-56 (LexisNexis 2000)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daho Code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D62F2J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Idaho Code § 12-34 (2000)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daho Code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IDG2SN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Idaho Code Ann. § 12-34 (West 2000)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&lt;var&gt;year&lt;/var&gt; Idaho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SQSZ6F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Idaho Sess. Laws 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daho Admin. Code r. &lt;var&gt;x.x.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LP2TBT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. 12.34.56.78</text:p>
          </table:table-cell>
          <table:table-cell office:value-type="string" calcext:value-type="string">
            <text:p>Idaho Admin. Code r. 12.34.56.78 (2000)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&lt;var&gt;vol. no.&lt;/var&gt; Idaho Admin. Bull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ZKFLLY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 Idaho Admin. Bull. 45 (Apr. 1, 2000)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&lt;var&gt;year&lt;/var&gt; Ill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4ET9TP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Ill. Laws 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ll. Admin. Code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Z7BX47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Ill. Admin. Code tit. 123, § 123 (2000)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&lt;var&gt;vol. no.&lt;/var&gt; Ill. Code R. &lt;var&gt;rule no.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X9W7N6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Ill. Code R. 11 (LexisNexis 2000)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&lt;var&gt;vol. no.&lt;/var&gt; Ill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DI4ZSPJ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Ill. Reg. 45 (Apr. 1, 2000)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Ind. Code § &lt;var&gt;x-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WMXPU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-78</text:p>
          </table:table-cell>
          <table:table-cell office:value-type="string" calcext:value-type="string">
            <text:p>Ind. Code § 12-34-56-78 (2000)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nd. Code Ann. § &lt;var&gt;x-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RZ8DCM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-78</text:p>
          </table:table-cell>
          <table:table-cell office:value-type="string" calcext:value-type="string">
            <text:p>Ind. Code Ann. § 12-34-56-78 (West 2000)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nd. Code Ann. § &lt;var&gt;x-x-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YRAUZH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-78</text:p>
          </table:table-cell>
          <table:table-cell office:value-type="string" calcext:value-type="string">
            <text:p>Ind. Code Ann. § 12-34-56-78 (LexisNexis 2000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&lt;var&gt;tit. no.&lt;/var&gt; Ind. Admin. Code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NDZDUW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 Ind. Admin. Code 11 (2000)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&lt;var&gt;tit. no.&lt;/var&gt; Ind. Admin. Code &lt;var&gt;rule no.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FIP2K2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 Ind. Admin. Code 11 (West 2000)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&lt;var&gt;vol. no.&lt;/var&gt; Ind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94QTKZ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Ind. Reg. 45 (Apr. 1, 2000)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owa Code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PXKBA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Iowa Code § 12.34 (2000)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owa Code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TK6IPQ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Iowa Code Ann. § 12.34 (West 2000)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owa Admin. Code r. &lt;var&gt;x-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VAJMN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-34.56</text:p>
          </table:table-cell>
          <table:table-cell office:value-type="string" calcext:value-type="string">
            <text:p>Iowa Admin. Code r. 12-34.56 (2000)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&lt;var&gt;vol. no.&lt;/var&gt; Iowa Admin. Bull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G8DBT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Iowa Admin. Bull. 45 (Apr. 1, 2000)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an. Stat. Ann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IIWIB4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Kan. Stat. Ann. § 12-34 (2000)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&lt;var&gt;year&lt;/var&gt; Kan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ZABDFB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Kan. Sess. Laws 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an. Admin. Regs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XSMA5B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Kan. Admin. Regs. § 12-34-56 (2000)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&lt;var&gt;vol. no.&lt;/var&gt; Ka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7AWQ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Kan. Reg. 45 (Apr. 1, 2000)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y. Rev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AGKBGF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Ky. Rev. Stat. Ann. § 12.34 (West 2000)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Ky. Rev. Stat. Ann. § &lt;var&gt;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GIM8XR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Ky. Rev. Stat. Ann. § 12.34 (LexisNexis 2000)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&lt;var&gt;tit. no.&lt;/var&gt; Ky. Admin. Regs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D96JR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 Ky. Admin. Regs. 11 (2000)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&lt;var&gt;vol. no.&lt;/var&gt; Ky. Admin. Reg. &lt;var&gt;page no.&lt;/var&gt; (&lt;var&gt;month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QRHP78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Ky. Admin. Reg. 45 (Apr. 2000)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La. Child. Code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Q592M9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hild. Code Ann. art. 123 (2000)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a. Civ. Code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FJKXGC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iv. Code Ann. art. 123 (2000)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a. Code Civ. Proc.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XFLYX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ode Civ. Proc. Ann. art. 123 (2000)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a. Code Crim. Proc.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ZV572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ode Crim. Proc. Ann. art. 123 (2000)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a. Code Evid.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FVDTZ4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ode Evid. Ann. art. 123 (2000)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a. Const. Ann. art.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FX525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La. Const. Ann. art. 123 (2000)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&lt;var&gt;year&lt;/var&gt; La. Act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HZND6U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La. Acts 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a. Admin. Code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DMFXZ7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La. Admin. Code tit. 123, § 123 (2000)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&lt;var&gt;vol. no.&lt;/var&gt; La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V86A6M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La. Reg. 45 (Apr. 1, 2000)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e. Stat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JQ8JRW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Me. Stat. tit. 123, § 123 (2000)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e. Rev. Stat. Ann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2Q7UH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Me. Rev. Stat. Ann. tit. 123, § 123 (2000)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&lt;var&gt;year&lt;/var&gt; Me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FM3LA6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e. Laws 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x-&lt;var&gt;x-x&lt;/var&gt; Me. Code R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AEGM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12-34-56 Me. Code R. § 123 (LexisNexis 2000)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&lt;var&gt;year&lt;/var&gt; Md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PSIYQ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d. Laws 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d. Code Regs. &lt;var&gt;reg.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XX8DB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34</text:p>
          </table:table-cell>
          <table:table-cell office:value-type="string" calcext:value-type="string">
            <text:p>Md. Code Regs. 1234 (2000)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&lt;var&gt;vol. no.&lt;/var&gt; Md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NFNW4DZ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Md. Reg. 45 (Apr. 1, 2000)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ass. Gen. Laws ch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Q589W7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. 123, sec. 123</text:p>
          </table:table-cell>
          <table:table-cell office:value-type="string" calcext:value-type="string">
            <text:p>Mass. Gen. Laws ch. 123, § 123 (2000)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ss. Gen. Laws Ann. ch. &lt;var&gt;x&lt;/var&gt;,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C5I3V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. 123, sec. 123</text:p>
          </table:table-cell>
          <table:table-cell office:value-type="string" calcext:value-type="string">
            <text:p>Mass. Gen. Laws Ann. ch. 123, § 123 (West 2000)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ss. Ann. Laws ch. &lt;var&gt;x&lt;/var&gt;,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IPJKF2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. 123, sec. 123</text:p>
          </table:table-cell>
          <table:table-cell office:value-type="string" calcext:value-type="string">
            <text:p>Mass. Ann. Laws ch. 123, § 123 (LexisNexis 2000)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&lt;var&gt;tit. no.&lt;/var&gt; Mass. Code Regs. &lt;var&gt;sec.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NX5E4D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 Mass. Code Regs. 10 (2000)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&lt;var&gt;tit. no.&lt;/var&gt; Mass. Code Regs. &lt;var&gt;sec. no.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M3HR9M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 Mass. Code Regs. 10 (LexisNexis 2000)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&lt;var&gt;iss. no.&lt;/var&gt; Mass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FUPXLA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Mass. Reg. 45 (Apr. 1, 2000)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ich. Comp. Laws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DUDHNX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ich. Comp. Laws § 12.34 (2000)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ich. Comp. Laws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TXECT2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ich. Comp. Laws Ann. § 12.34 (West 2000)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ich. Comp. Laws Serv. § &lt;var&gt;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3SUT2J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ich. Comp. Laws Serv. § 12.34 (LexisNexis 2000)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ich. Admin. Code r.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EIRSMS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.34</text:p>
          </table:table-cell>
          <table:table-cell office:value-type="string" calcext:value-type="string">
            <text:p>Mich. Admin. Code r. 12.34 (2000)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&lt;var&gt;iss. no.&lt;/var&gt; Mich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KEH7M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Mich. Reg. 45 (Apr. 1, 2000)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inn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A74WYW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inn. Stat. § 12.34 (2000)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Minn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3MFR2Y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inn. Stat. Ann. § 12.34 (West 2000)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&lt;var&gt;year&lt;/var&gt; Minn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KPFRM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inn. Laws 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inn. R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KQXUB7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Minn. R. 11 (2000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&lt;var&gt;vol. no.&lt;/var&gt; Min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BTLHD8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Minn. Reg. 45 (Apr. 1, 2000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iss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BVH7FW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Miss. Code Ann. § 12-34-56 (2000)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iss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S8YUJZ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Miss. Code Ann. § 12-34-56 (West 2000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&lt;var&gt;year&lt;/var&gt; Mi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ITQEDA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iss. Laws 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&lt;var&gt;tit. no.&lt;/var&gt;-&lt;var&gt;ch. no.&lt;/var&gt; Miss. Code R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TINFYU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-12 Miss. Code R. § 123 (LexisNexis 2000)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o. Rev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QAT2M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o. Rev. Stat. § 12.34 (2000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o. Ann. Stat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QIGCU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Mo. Ann. Stat. § 12.34 (West 2000)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&lt;var&gt;year&lt;/var&gt; Mo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ZK843TJ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o. Laws 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o. Code Regs. Ann. tit. &lt;var&gt;x&lt;/var&gt;, § &lt;var&gt;x-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P67A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.56</text:p>
          </table:table-cell>
          <table:table-cell office:value-type="string" calcext:value-type="string">
            <text:p>Mo. Code Regs. Ann. tit. 123, § 12-34.56 (2000)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&lt;var&gt;vol. no.&lt;/var&gt; Mo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P9RHZV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Mo. Reg. 45 (Apr. 1, 2000)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ont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8Z6QLM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Mont. Code Ann. § 12-34-56 (2000)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ont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X9CQIQ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Mont. Code Ann. § 12-34-56 (West 2000)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&lt;var&gt;year&lt;/var&gt; Mont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6TC6TM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Mont. Laws 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ont. Admin. R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Q83Q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Mont. Admin. R. 11 (2000)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&lt;var&gt;iss. no.&lt;/var&gt; Mont. Admi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XQHA49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Mont. Admin. Reg. 45 (Apr. 1, 2000)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eb. Rev. Stat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6P5HI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Neb. Rev. Stat. § 12-34 (2000)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eb. Rev. Stat. Ann. § &lt;var&gt;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BTDEHL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Neb. Rev. Stat. Ann. § 12-34 (LexisNexis 2000)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eb. Rev. Stat.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ZGQGB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Neb. Rev. Stat. Ann. § 12-34 (West 2000)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&lt;var&gt;year&lt;/var&gt; Neb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IZHY6T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eb. Laws 4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&lt;var&gt;tit. no.&lt;/var&gt; Neb. Admin. Code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A5WZU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50 Neb. Admin. Code § 12-34 (2000)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ev. Rev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DTQS7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Nev. Rev. Stat. § 12.34 (2000)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ev. Rev. Stat. Ann. § &lt;var&gt;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PRGU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Nev. Rev. Stat. Ann. § 12.34 (LexisNexis 2000)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ev. Rev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LVERGK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Nev. Rev. Stat. Ann. § 12.34 (West 2000)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ev. Admin. Code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PPX3BK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Nev. Admin. Code § 12.34 (2000)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&lt;var&gt;vol. no.&lt;/var&gt; Nev. Reg. Admin. Regs. &lt;var&gt;reg.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45QKNX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ev. Reg. Admin. Regs. 1234 (Apr. 1, 2000)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&lt;var&gt;year&lt;/var&gt; N.H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YFWNJQ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H. Laws 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&lt;var&gt;year&lt;/var&gt; N.H. Legis. Serv.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8JCE3EL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H. Legis. Serv. 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.H. Code Admin. R. Ann. &lt;var&gt;dep't name as abbreviated in Rules&lt;/var&gt;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945RM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N.H. Code Admin. R. Ann. Env. Dept. 11 (2000)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.H. Code R. &lt;var&gt;dep't name as abbreviated in Rules&lt;/var&gt; &lt;var&gt;rule no.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8DC3U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N.H. Code R. Env. Dept. 11 (LexisNexis 2000)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&lt;var&gt;vol. no.&lt;/var&gt; N.H. Rulemaking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L87Z8H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H. Rulemaking Reg. 45 (Apr. 1, 2000)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&lt;var&gt;year&lt;/var&gt; N.J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CHZDP9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J. Laws 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&lt;var&gt;vol. no.&lt;/var&gt; N.J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WGKNLJ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J. Reg. 45 (Apr. 1, 2000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.M. Stat.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U97T64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N.M. Stat. Ann. § 12-34-56 (2000)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.M. Stat.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7GKRNR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N.M. Stat. Ann. § 12-34-56 (West 2000)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N.M. Stat. Ann. § &lt;var&gt;x-x-x&lt;/var&gt; <text:s/>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HWK4C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 </text:p>
          </table:table-cell>
          <table:table-cell office:value-type="string" calcext:value-type="string">
            <text:p>N.M. Stat. Ann. § 12-34-56 <text:s/>(LexisNexis 2000)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&lt;var&gt;year&lt;/var&gt; N.M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FT43HQ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M. Laws 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&lt;var&gt;year&lt;/var&gt; N.M. Adv. Legis. Serv.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2IDAA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M. Adv. Legis. Serv. 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.M. Code R. § &lt;var&gt;x.x.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UZ8DI4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.78</text:p>
          </table:table-cell>
          <table:table-cell office:value-type="string" calcext:value-type="string">
            <text:p>N.M. Code R. § 12.34.56.78 (LexisNexis 2000)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&lt;var&gt;vol. no.&lt;/var&gt; N.M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P8RI7M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M. Reg. 45 (Apr. 1, 2000)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.Y. &lt;var&gt;subject&lt;/var&gt; Law § &lt;var&gt;x&lt;/var&gt; (McKinney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BRFHPP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Correctional Services Law § 123 (McKinney 2000)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.Y. &lt;var&gt;subject&lt;/var&gt; Law § &lt;var&gt;x&lt;/var&gt; (Consol.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65KFF6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Correctional Services Law § 123 (Consol. 2000)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N.Y. &lt;var&gt;subject&lt;/var&gt; Law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BFAF29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Correctional Services Law § 123 (LexisNexis 2000)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.Y. C.P.L.R. &lt;var&gt;rule no.&lt;/var&gt; (McKinney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LD97Y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N.Y. C.P.L.R. 11 (McKinney 2000)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N.Y. C.P.L.R. &lt;var&gt;rule no.&lt;/var&gt; (Consol.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HD4PVM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N.Y. C.P.L.R. 11 (Consol. 2000)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.Y. &lt;var&gt;law&lt;/var&gt; § &lt;var&gt;x&lt;/var&gt; (McKinney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37MSJJ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Uniform District Court Act § 123 (McKinney 2000)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.Y. &lt;var&gt;law&lt;/var&gt; § &lt;var&gt;x&lt;/var&gt; (Consol.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ITLM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Uniform District Court Act § 123 (Consol. 2000)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N.Y. &lt;var&gt;law&lt;/var&gt;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57ARES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.Y. Uniform District Court Act § 123 (LexisNexis 2000)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&lt;var&gt;year&lt;/var&gt; N.Y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BSBR28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Y. Laws 4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&lt;var&gt;year&lt;/var&gt; N.Y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MU9EMK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Y. Sess. Laws 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.Y. Comp. Codes R. &amp;amp; Regs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WK4F5U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N.Y. Comp. Codes R. &amp; Regs. tit. 123, § 123 (2000)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&lt;var&gt;vol. no.&lt;/var&gt; N.Y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9YQE7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Y. Reg. 45 (Apr. 1, 2000)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.C. Gen. Stat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NUYDZQ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N.C. Gen. Stat. § 12-34 (2000)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.C. Gen. Stat.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CBSBQ3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N.C. Gen. Stat. Ann. § 12-34 (West 2000)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&lt;var&gt;year&lt;/var&gt; N.C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TKKBBU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C. Sess. Laws 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&lt;var&gt;tit. no.&lt;/var&gt; N.C. Admin. Code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HLR29G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50 N.C. Admin. Code 11 (2000)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&lt;var&gt;vol. no.&lt;/var&gt; N.C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8YUS49Y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C. Reg. 45 (Apr. 1, 2000)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.D. Cent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2LPDEF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N.D. Cent. Code § 12-34-56 (2000)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N.D. Cent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ZEIZE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N.D. Cent. Code Ann. § 12-34-56 (West 2000)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&lt;var&gt;year&lt;/var&gt; N.D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82NG4A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N.D. Laws 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.D. Admin. Code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3CNX4Q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N.D. Admin. Code 11 (2000)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Ohio Rev. Code Ann. § &lt;var&gt;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8F67C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Ohio Rev. Code Ann. § 12.34 (LexisNexis 2000)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Ohio Rev. Code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GEVLB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Ohio Rev. Code Ann. § 12.34 (West 2000)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Ohio Admin. Code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S4MPI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Ohio Admin. Code 11 (2000)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Ohio Monthly Rec. &lt;var&gt;page no.&lt;/var&gt; (&lt;var&gt;month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YSDD9J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hio Monthly Rec. 45 (Apr. 2000)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Okla. Stat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PRGEL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Okla. Stat. tit. 123, § 123 (2000)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Okla. Stat. Ann. tit. &lt;var&gt;x&lt;/var&gt;,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93TLRE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Okla. Stat. Ann. tit. 123, § 123 (West 2000)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&lt;var&gt;year&lt;/var&gt; Okla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SWW5PR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Okla. Sess. Laws 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&lt;var&gt;vol. no.&lt;/var&gt; Okla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QNQMYK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Okla. Reg. 45 (Apr. 1, 2000)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&lt;var&gt;vol. no.&lt;/var&gt; Okla. Gaz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Y8B5PB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Okla. Gaz. 45 (Apr. 1, 2000)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Or. Rev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D2MEI6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Or. Rev. Stat. § 12.34 (2000)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Or. Rev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7PFWA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Or. Rev. Stat. Ann. § 12.34 (West 2000)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&lt;var&gt;year&lt;/var&gt; Or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Y9CUKY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Or. Laws 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&lt;var&gt;year&lt;/var&gt; Or. Laws Spec. Sess.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QB7Y7G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Or. Laws Spec. Sess. 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Or. Admin. R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YFHFPS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Or. Admin. R. 11 (2000)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&lt;var&gt;vol. no.&lt;/var&gt; Or. Bull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EGFTVC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Or. Bull. 45 (Apr. 1, 2000)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&lt;var&gt;tit. no.&lt;/var&gt; Pa. Cons. Stat.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BIIWHC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Pa. Cons. Stat. § 123 (2000)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&lt;var&gt;year&lt;/var&gt; Pa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GTZ2I7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Pa. Laws 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&lt;var&gt;tit. no.&lt;/var&gt; Pa. Code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XKVXJ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50 Pa. Code § 12.34 (2000)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&lt;var&gt;vol. no.&lt;/var&gt; Pa. Bull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FETUWH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Pa. Bull. 45 (Apr. 1, 2000)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&lt;var&gt;tit. no.&lt;/var&gt; R.I. Gen. Laws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TP9P9M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50 R.I. Gen. Laws § 12-34-56 (2000)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&lt;var&gt;tit. no.&lt;/var&gt; R.I. Gen. Laws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NBN3HB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50 R.I. Gen. Laws Ann. § 12-34-56 (West 2000)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&lt;var&gt;year&lt;/var&gt; R.I. Pub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WQE4ZZ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R.I. Pub. Laws 4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&lt;var&gt;tit. no.&lt;/var&gt;-&lt;var&gt;ch. no.&lt;/var&gt; R.I. Code R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E2RGA8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-12 R.I. Code R. § 123 (LexisNexis 2000)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.C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JQRY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S.C. Code Ann. § 12-34-56 (2000)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.C. Code Ann. Regs. &lt;var&gt;reg.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ZH5TI9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34</text:p>
          </table:table-cell>
          <table:table-cell office:value-type="string" calcext:value-type="string">
            <text:p>S.C. Code Ann. Regs. 1234 (2000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&lt;var&gt;vol. no.&lt;/var&gt; S.C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X98H5Q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S.C. Reg. 45 (Apr. 1, 2000)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.D. Codified Laws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UGEIF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S.D. Codified Laws § 12-34-56 (2000)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.D. Admin. R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9UNAV7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S.D. Admin. R. 11 (2000)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&lt;var&gt;vol. no.&lt;/var&gt; S.D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JDIRN3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S.D. Reg. 45 (Apr. 1, 2000)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Tenn. Code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VCZP8T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Tenn. Code Ann. § 12-34-56 (2000)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Tenn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ZBAAJQ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Tenn. Code Ann. § 12-34-56 (West 2000)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enn. Comp. R. &amp;amp; Regs. &lt;var&gt;rule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ZMHVS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1</text:p>
          </table:table-cell>
          <table:table-cell office:value-type="string" calcext:value-type="string">
            <text:p>Tenn. Comp. R. &amp; Regs. 11 (2000)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&lt;var&gt;vol. no.&lt;/var&gt; Tenn. Admin. Reg. &lt;var&gt;page no.&lt;/var&gt; (&lt;var&gt;month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PDQ298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Tenn. Admin. Reg. 45 (Apr. 2000)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Tex. &lt;var&gt;Subject&lt;/var&gt; Code Ann.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S3HMPQ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Tex. Civil Code Ann. § 123 (West 2000)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Tex. Rev. Civ. Stat. Ann. art. &lt;var&gt;x&lt;/var&gt;,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PQD9EK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Tex. Rev. Civ. Stat. Ann. art. 123, § 123 (West 2000)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Tex. Bus. Corp. Act Ann. art.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GPFTZ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Tex. Bus. Corp. Act Ann. art. 123 (West 2000)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ex. Code Crim. Proc. Ann. art.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KXDAJ2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Tex. Code Crim. Proc. Ann. art. 123 (West 2000)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ex. Ins. Code Ann. art.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5YRDV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. 123</text:p>
          </table:table-cell>
          <table:table-cell office:value-type="string" calcext:value-type="string">
            <text:p>Tex. Ins. Code Ann. art. 123 (West 2000)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ex. Prob. Code Ann.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4KD2Y4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Tex. Prob. Code Ann. § 123 (West 2000)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&lt;var&gt;year&lt;/var&gt; Tex. Gen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J28L8W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Tex. Gen. Laws 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&lt;var&gt;year&lt;/var&gt; Repub. Tex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ZEADXY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Repub. Tex. Laws 4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&lt;var&gt;tit. no.&lt;/var&gt; Tex. Admin. Code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NCW5SS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50 Tex. Admin. Code § 12.34 (2000)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&lt;var&gt;vol. no.&lt;/var&gt; Tex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CYILIZ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Tex. Reg. 45 (Apr. 1, 2000)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Utah Code Ann. § &lt;var&gt;x-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BN4Q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Utah Code Ann. § 12-34-56 (LexisNexis 2000)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Utah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RMMGM6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Utah Code Ann. § 12-34-56 (West 2000)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&lt;var&gt;year&lt;/var&gt; Utah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AVLGTH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Utah Laws 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Utah Admin. Code r.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TJ6RCJ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-34-56 </text:p>
          </table:table-cell>
          <table:table-cell office:value-type="string" calcext:value-type="string">
            <text:p>Utah Admin. Code r. 12-34-56 (2000)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&lt;var&gt;iss. no.&lt;/var&gt; Utah Bull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P7DUYP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Utah Bull. 45 (Apr. 1, 2000)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Vt. Stat. Ann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Q9IRV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Vt. Stat. Ann. tit. 123, § 123 (2000)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Vt. Stat. Ann. tit. &lt;var&gt;x&lt;/var&gt;, § &lt;var&gt;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2G5A43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t. 123, sec. 123</text:p>
          </table:table-cell>
          <table:table-cell office:value-type="string" calcext:value-type="string">
            <text:p>Vt. Stat. Ann. tit. 123, § 123 (West 2000)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&lt;var&gt;tit. no.&lt;/var&gt;-&lt;var&gt;ch. no.&lt;/var&gt; Vt. Code R.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TUWDWX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-12 Vt. Code R. § 123 (2000)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Va. Code Ann.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DIRYH7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Va. Code Ann. § 12-34 (2000)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Va. Code Ann. § &lt;var&gt;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5ESSUM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Va. Code Ann. § 12-34 (West 2000)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&lt;var&gt;tit. no.&lt;/var&gt; Va. Admin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5XFCH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50 Va. Admin. Code § 12-34-56 (2000)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&lt;var&gt;vol. no.&lt;/var&gt; Va. Reg. Regs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ZD5SBH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Va. Reg. Regs. 45 (Apr. 1, 2000)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Wash. Rev. Code § &lt;var&gt;x.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T6B9ZJ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</text:p>
          </table:table-cell>
          <table:table-cell office:value-type="string" calcext:value-type="string">
            <text:p>Wash. Rev. Code § 12.34.56 (2000)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Wash. Rev. Code Ann. § &lt;var&gt;x.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7NDC2S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</text:p>
          </table:table-cell>
          <table:table-cell office:value-type="string" calcext:value-type="string">
            <text:p>Wash. Rev. Code Ann. § 12.34.56 (West 2000)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ash. Rev. Code Ann. § &lt;var&gt;x.x.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98E8IN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.56</text:p>
          </table:table-cell>
          <table:table-cell office:value-type="string" calcext:value-type="string">
            <text:p>Wash. Rev. Code Ann. § 12.34.56 (LexisNexis 2000)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&lt;var&gt;year&lt;/var&gt; Wash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JZRVN9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Wash. Sess. Laws 4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ash. Admin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UBNM5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ash. Admin. Code § 12-34-56 (2000)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&lt;var&gt;iss. no.&lt;/var&gt; Wash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LSH8MBJ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Wash. Reg. 45 (Apr. 1, 2000)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W. Va. Code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H77FF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. Va. Code § 12-34-56 (2000)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W. Va. Code Ann. § &lt;var&gt;x-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Z2URG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. Va. Code Ann. § 12-34-56 (LexisNexis 2000)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W. Va. Code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XF5XRI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. Va. Code Ann. § 12-34-56 (West 2000)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&lt;var&gt;year&lt;/var&gt; W. Va. Legis. Serv.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Q2556P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W. Va. Legis. Serv. 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W. Va. Code R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MI2FV5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. Va. Code R. § 12-34-56 (2000)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&lt;var&gt;vol. no.&lt;/var&gt; W. Va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4ERETC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W. Va. Reg. 45 (Apr. 1, 2000)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Wis. Stat. § &lt;var&gt;x.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ELNE7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Wis. Stat. § 12.34 (2000)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Wis. Stat. Ann. § &lt;var&gt;x.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N8VZ6I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.34</text:p>
          </table:table-cell>
          <table:table-cell office:value-type="string" calcext:value-type="string">
            <text:p>Wis. Stat. Ann. § 12.34 (West 2000)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&lt;var&gt;year&lt;/var&gt; Wis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2XL7E5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Wis. Sess. Laws 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Wis. Admin. Code &lt;var&gt;agency abbreviation&lt;/var&gt; § &lt;var&gt;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P5B9C4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Wis. Admin. Code DOJ § 12-34 (2000)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&lt;var&gt;iss. no.&lt;/var&gt; Wis. Admin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SRVRDB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Wis. Admin. Reg. 45 (Apr. 1, 2000)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yo. Stat. Ann. § &lt;var&gt;x-x-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NGGL33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yo. Stat. Ann. § 12-34-56 (2000)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yo. Stat. Ann. § &lt;var&gt;x-x-x&lt;/var&gt; (West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8AAT3V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-56</text:p>
          </table:table-cell>
          <table:table-cell office:value-type="string" calcext:value-type="string">
            <text:p>Wyo. Stat. Ann. § 12-34-56 (West 2000)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&lt;var&gt;year&lt;/var&gt; Wyo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J6TUKK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Wyo. Sess. Laws 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&lt;var&gt;tit. no.&lt;/var&gt;-&lt;var&gt;ch. no.&lt;/var&gt; Wyo. Code R. § &lt;var&gt;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2JHBD3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-12 Wyo. Code R. § 123 (LexisNexis 2000)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m. Samoa Code Ann.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MXURSI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Am. Samoa Code Ann. § 123 (2000)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Am. Samoa Admin. Code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J4VHB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Am. Samoa Admin. Code § 123 (2000)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.Z. Code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92AZJ9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C.Z. Code tit. 123, § 123 (2000)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&lt;var&gt;tit. no.&lt;/var&gt; Guam Code Ann.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GRLSF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Guam Code Ann. § 123 (2000)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am Pub. L. &lt;var&gt;law no.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4HEKNG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. 1234</text:p>
          </table:table-cell>
          <table:table-cell office:value-type="string" calcext:value-type="string">
            <text:p>Guam Pub. L. 1234 (2000)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Navajo Nation Code Ann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LCSTR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Navajo Nation Code Ann. tit. 123, § 123 (2000)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&lt;var&gt;tit. no.&lt;/var&gt; N. Mar. I. Code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G9A5B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N. Mar. I. Code § 123 (2000)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&lt;var&gt;tit. no.&lt;/var&gt; N. Mar. I. Admin. Code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TBW9ZL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50 N. Mar. I. Admin. Code § 123 (2000)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&lt;var&gt;vol. no.&lt;/var&gt; N. Mar. I. Reg. &lt;var&gt;page no.&lt;/var&gt; (&lt;var&gt;month day, 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UQP2SN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 N. Mar. I. Reg. 45 (Apr. 1, 2000)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.R. Laws Ann. 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4X5WN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P.R. Laws Ann. tit. 123, § 123 (2000)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.R. Leyes An.tit. &lt;var&gt;x&lt;/var&gt;, § &lt;var&gt;x&lt;/var&gt; (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DYJIQH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3</text:p>
          </table:table-cell>
          <table:table-cell office:value-type="string" calcext:value-type="string">
            <text:p>P.R. Leyes An.tit. 123, § 123 (2000)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&lt;var&gt;year&lt;/var&gt; P.R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USX2U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P.R. Laws 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&lt;var&gt;year&lt;/var&gt; P.R. Leye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PJSGT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P.R. Leyes 4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&lt;var&gt;year&lt;/var&gt; V.I. Sess. Laws &lt;var&gt;page no.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8QGVD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00 V.I. Sess. Laws 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&lt;var&gt;tit. no.&lt;/var&gt;-&lt;var&gt;ch. no.&lt;/var&gt; V.I. Code R. § &lt;var&gt;x-x&lt;/var&gt; (LexisNexis &lt;var&gt;year&lt;/var&gt;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VES2MQ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2-34</text:p>
          </table:table-cell>
          <table:table-cell office:value-type="string" calcext:value-type="string">
            <text:p>50-12 V.I. Code R. § 12-34 (LexisNexis 2000)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&lt;var&gt;volume&lt;/var&gt; Consol. T.S. &lt;var&gt;xxx&lt;/var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9F9UQB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23</text:p>
          </table:table-cell>
          <table:table-cell office:value-type="string" calcext:value-type="string">
            <text:p>12 Consol. T.S. 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i&gt;see also&lt;/i&gt; Gerald Lebovits, &lt;i&gt;Write the Cites Right—Part II&lt;/i&gt;, 76 N.Y. St. B.J. 64 (Dec. 2004)</text:p>
          </table:table-cell>
          <table:table-cell office:value-type="string" calcext:value-type="string">
            <text:p>seealso</text:p>
          </table:table-cell>
          <table:table-cell office:value-type="string" calcext:value-type="string">
            <text:p>CIL796U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also&lt;/i&gt; Gerald Lebovits, &lt;i&gt;Write the Cites Right—Part II&lt;/i&gt;, 76 N.Y. St. B.J. 64 (Dec. 200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k P. Painter, &lt;i&gt;30 Tips to Improve Readability in Briefs and Legal Documents Or, How to Write for Judges, not Like Judges&lt;/i&gt;, 31 Mont. Law 6 (Apr. 200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UNHDEE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k P. Painter, &lt;i&gt;30 Tips to Improve Readability in Briefs and Legal Documents Or, How to Write for Judges, not Like Judges&lt;/i&gt;, 31 Mont. Law 6 (Apr. 200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i&gt;But cf.&lt;/i&gt; &lt;i&gt;The Bluebook: A Uniform System of Citation&lt;/i&gt; (Columbia Law Review Ass’n et al. eds., 20th ed. 2015)</text:p>
          </table:table-cell>
          <table:table-cell office:value-type="string" calcext:value-type="string">
            <text:p>butcf</text:p>
          </table:table-cell>
          <table:table-cell office:value-type="string" calcext:value-type="string">
            <text:p>2E8SDC4V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ut cf.&lt;/i&gt; &lt;i&gt;The Bluebook: A Uniform System of Citation&lt;/i&gt; (Columbia Law Review Ass’n et al. eds., 20th ed. 2015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i&gt;See generally&lt;/i&gt; Richard A. Posner, &lt;i&gt;Against Footnotes&lt;/i&gt;, 38 Ct. Rev. 24 (2001)</text:p>
          </table:table-cell>
          <table:table-cell office:value-type="string" calcext:value-type="string">
            <text:p>seegenerally</text:p>
          </table:table-cell>
          <table:table-cell office:value-type="string" calcext:value-type="string">
            <text:p>DEN3RW5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generally&lt;/i&gt; Richard A. Posner, &lt;i&gt;Against Footnotes&lt;/i&gt;, 38 Ct. Rev. 24 (200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i&gt;Arizona v. Hicks&lt;/i&gt;, 480 U.S. 321, 329 (198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NBU3BZ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329</text:p>
          </table:table-cell>
          <table:table-cell office:value-type="string" calcext:value-type="string">
            <text:p>&lt;i&gt;Arizona v. Hicks&lt;/i&gt;, 480 U.S. 321, 329 (1987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i&gt;see also Maryland v. King&lt;/i&gt;, 133 S. Ct. 1958, 1989 (2013)</text:p>
          </table:table-cell>
          <table:table-cell office:value-type="string" calcext:value-type="string">
            <text:p>seealso</text:p>
          </table:table-cell>
          <table:table-cell office:value-type="string" calcext:value-type="string">
            <text:p>HNMUUNC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989</text:p>
          </table:table-cell>
          <table:table-cell office:value-type="string" calcext:value-type="string">
            <text:p>&lt;i&gt;see also Maryland v. King&lt;/i&gt;, 133 S. Ct. 1958, 1989 (2013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i&gt;see Kyllo v. United States&lt;/i&gt;, 389 U.S. 27 (2001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5YT8SAC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Kyllo v. United States&lt;/i&gt;, 389 U.S. 27 (200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i&gt;cf. United States v. Jones&lt;/i&gt;, 132 S. Ct. 945 (2012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3P7L5JX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f. United States v. Jones&lt;/i&gt;, 132 S. Ct. 945 (201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i&gt;See Nix v. Heden&lt;/i&gt;, 149 U.S. 304 (1893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8YZN4QS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Nix v. Heden&lt;/i&gt;, 149 U.S. 304 (1893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i&gt;see&lt;/i&gt;, &lt;i&gt;e.g.&lt;/i&gt;, &lt;i&gt;Nix v. Heden&lt;/i&gt;, 149 U.S. 304 (1893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8YZN4QS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&lt;/i&gt;, &lt;i&gt;e.g.&lt;/i&gt;, &lt;i&gt;Nix v. Heden&lt;/i&gt;, 149 U.S. 304 (1893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i&gt;Ford v. Wainwright&lt;/i&gt;, 477 U.S. 399, 410 (198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TUIS79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10</text:p>
          </table:table-cell>
          <table:table-cell office:value-type="string" calcext:value-type="string">
            <text:p>&lt;i&gt;Ford v. Wainwright&lt;/i&gt;, 477 U.S. 399, 410 (198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lt;i&gt;Ford v. Wainwright&lt;/i&gt;, 477 U.S. 399, 410 (198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TUIS79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10</text:p>
          </table:table-cell>
          <table:table-cell office:value-type="string" calcext:value-type="string">
            <text:p>&lt;i&gt;Ford v. Wainwright&lt;/i&gt;, 477 U.S. 399, 410 (198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i&gt;Roper v. Simmons&lt;/i&gt;, 543 U.S. 551, 575 (200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6UNZGH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75</text:p>
          </table:table-cell>
          <table:table-cell office:value-type="string" calcext:value-type="string">
            <text:p>&lt;i&gt;Roper v. Simmons&lt;/i&gt;, 543 U.S. 551, 575 (2005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lt;i&gt;Atkins v. Virginia&lt;/i&gt;, 536 U.S. 304, 321 (200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X2GQ9D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321</text:p>
          </table:table-cell>
          <table:table-cell office:value-type="string" calcext:value-type="string">
            <text:p>&lt;i&gt;Atkins v. Virginia&lt;/i&gt;, 536 U.S. 304, 321 (2002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lt;i&gt;Ford v. Wainwright&lt;/i&gt;, 477 U.S. 399, 410 (198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TUIS79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10</text:p>
          </table:table-cell>
          <table:table-cell office:value-type="string" calcext:value-type="string">
            <text:p>&lt;i&gt;Ford v. Wainwright&lt;/i&gt;, 477 U.S. 399, 410 (198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i&gt;E.g.&lt;/i&gt;, &lt;i&gt;State v. Purrier&lt;/i&gt;, 336 P.3d 574, 576 (Or. Ct. App. 2014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BVTG23L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576</text:p>
          </table:table-cell>
          <table:table-cell office:value-type="string" calcext:value-type="string">
            <text:p>&lt;i&gt;E.g.&lt;/i&gt;, &lt;i&gt;State v. Purrier&lt;/i&gt;, 336 P.3d 574, 576 (Or. Ct. App. 2014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lt;i&gt;Riley v. California&lt;/i&gt;, 134 S. Ct. 2473 (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TUIS79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Riley v. California&lt;/i&gt;, 134 S. Ct. 2473 (201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lt;i&gt;E.g.&lt;/i&gt;, &lt;i&gt;U.S. v. Murphy&lt;/i&gt;, 552 F.3d 405, 411 (4th Cir. 2009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RH2QQQ3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11</text:p>
          </table:table-cell>
          <table:table-cell office:value-type="string" calcext:value-type="string">
            <text:p>&lt;i&gt;E.g.&lt;/i&gt;, &lt;i&gt;U.S. v. Murphy&lt;/i&gt;, 552 F.3d 405, 411 (4th Cir. 2009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i&gt;U.S. v. Finley&lt;/i&gt;, 477 F.3d 250, 260 (5th Cir. 200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S962J7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60</text:p>
          </table:table-cell>
          <table:table-cell office:value-type="string" calcext:value-type="string">
            <text:p>&lt;i&gt;U.S. v. Finley&lt;/i&gt;, 477 F.3d 250, 260 (5th Cir. 2007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lt;i&gt;See, e.g.&lt;/i&gt;, Colo. Rev. Stat. Ann. § 18-8-115 (West 2014)</text:p>
          </table:table-cell>
          <table:table-cell office:value-type="string" calcext:value-type="string">
            <text:p>seeeg</text:p>
          </table:table-cell>
          <table:table-cell office:value-type="string" calcext:value-type="string">
            <text:p>PTUIS79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8-8-115</text:p>
          </table:table-cell>
          <table:table-cell office:value-type="string" calcext:value-type="string">
            <text:p>&lt;i&gt;See, e.g.&lt;/i&gt;, Colo. Rev. Stat. Ann. § 18-8-115 (West 2014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ss. Gen. Laws Ann. ch. 268, § 40 (West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378A56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40</text:p>
          </table:table-cell>
          <table:table-cell office:value-type="string" calcext:value-type="string">
            <text:p>Mass. Gen. Laws Ann. ch. 268, § 40 (West 2014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hio Rev. Code Ann. § 2921.22 (West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PUDTC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921.22</text:p>
          </table:table-cell>
          <table:table-cell office:value-type="string" calcext:value-type="string">
            <text:p>Ohio Rev. Code Ann. § 2921.22 (West 2014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lt;i&gt;But see, e.g.&lt;/i&gt;, Colo. Rev. Stat. Ann. § 18-8-115 (West 2014)</text:p>
          </table:table-cell>
          <table:table-cell office:value-type="string" calcext:value-type="string">
            <text:p>butsee</text:p>
          </table:table-cell>
          <table:table-cell office:value-type="string" calcext:value-type="string">
            <text:p>3TWR83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18-8-115</text:p>
          </table:table-cell>
          <table:table-cell office:value-type="string" calcext:value-type="string">
            <text:p>&lt;i&gt;But see, e.g.&lt;/i&gt;, Colo. Rev. Stat. Ann. § 18-8-115 (West 2014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ss. Gen. Laws Ann. ch. 268, § 40 (West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378A56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40</text:p>
          </table:table-cell>
          <table:table-cell office:value-type="string" calcext:value-type="string">
            <text:p>Mass. Gen. Laws Ann. ch. 268, § 40 (West 2014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hio Rev. Code Ann. § 2921.22 (West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PUDTC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c. 2921.22</text:p>
          </table:table-cell>
          <table:table-cell office:value-type="string" calcext:value-type="string">
            <text:p>Ohio Rev. Code Ann. § 2921.22 (West 2014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ith Girard, &lt;i&gt;Justin Bieber Seeks to Make Amends, Jump-Start Career on Ellen&lt;/i&gt;, TheImproper Magazine (Jan. 25, 2015), &lt;a class="no" href="http://www.theimproper.com/118310/justin-bieber-seeks-amends-jumpstart-career-ellen-watch/"&gt;http://www.theimproper.com/118310/justin-bieber-seeks-amends-jumpstart-career-ellen-watch/&lt;/a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FUFWCIB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Keith Girard, &lt;i&gt;Justin Bieber Seeks to Make Amends, Jump-Start Career on Ellen&lt;/i&gt;, TheImproper Magazine (Jan. 25, 2015), http://www.theimproper.com/118310/justin-bieber-seeks-amends-jumpstart-career-ellen-watch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lt;i&gt;accord&lt;/i&gt; Chrissy Makkas, &lt;i&gt;Justin Bieber Fronts V Magazine’s Music Issue (Forum Buzz)&lt;/i&gt;, The Fashion Spot (Jan. 11, 2012), &lt;a class="no" href="http://www.thefashionspot.com/buzz-news/forum-buzz/171203-justin-bieber-fronts-v-magazines-music-issue-forum-buzz/"&gt;http://www.thefashionspot.com/buzz-news/forum-buzz/171203-justin-bieber-fronts-v-magazines-music-issue-forum-buzz/&lt;/a&gt;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J89GSMW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accord&lt;/i&gt; Chrissy Makkas, &lt;i&gt;Justin Bieber Fronts V Magazine’s Music Issue (Forum Buzz)&lt;/i&gt;, The Fashion Spot (Jan. 11, 2012), http://www.thefashionspot.com/buzz-news/forum-buzz/171203-justin-bieber-fronts-v-magazines-music-issue-forum-buzz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lt;i&gt;See&lt;/i&gt; Don Daily, &lt;i&gt;The Classic Treasury of Aesop’s Fables&lt;/i&gt; 43-46 (1999)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FGNEWCK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&lt;/i&gt; Don Daily, &lt;i&gt;The Classic Treasury of Aesop’s Fables&lt;/i&gt; 43-46 (1999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lt;i&gt;see also&lt;/i&gt; &lt;i&gt;The Shawshank Redemption&lt;/i&gt; (Castle Rock Entertainment 1994)</text:p>
          </table:table-cell>
          <table:table-cell office:value-type="string" calcext:value-type="string">
            <text:p>seealso</text:p>
          </table:table-cell>
          <table:table-cell office:value-type="string" calcext:value-type="string">
            <text:p>XF29FUW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also&lt;/i&gt; &lt;i&gt;The Shawshank Redemption&lt;/i&gt; (Castle Rock Entertainment 1994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lt;i&gt;Cf.&lt;/i&gt; &lt;i&gt;The Bluebook: A Uniform System of Citation&lt;/i&gt; (Columbia Law Review Ass’n et al. eds., 20th ed. 2015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2E8SDC4V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f.&lt;/i&gt; &lt;i&gt;The Bluebook: A Uniform System of Citation&lt;/i&gt; (Columbia Law Review Ass’n et al. eds., 20th ed. 2015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lt;i&gt;Compare&lt;/i&gt; &lt;i&gt;Lochner v. New York&lt;/i&gt;, 198 U.S. 45 (1905)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SK74W36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ompare&lt;/i&gt; &lt;i&gt;Lochner v. New York&lt;/i&gt;, 198 U.S. 45 (1905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lt;i&gt;with&lt;/i&gt; &lt;i&gt;McDonald v. Chicago&lt;/i&gt;, 561 U.S. 742 (2010)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AL5S9V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with&lt;/i&gt; &lt;i&gt;McDonald v. Chicago&lt;/i&gt;, 561 U.S. 742 (201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lt;i&gt;BMW of North America, Inc. v. Gore&lt;/i&gt;, 517 U.S. 559 (1996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NEUAU3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MW of North America, Inc. v. Gore&lt;/i&gt;, 517 U.S. 559 (1996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lt;i&gt;and&lt;/i&gt; &lt;i&gt;Dolan v. City of Tigard&lt;/i&gt;, 512 U.S. 374 (1994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QE9GGS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and&lt;/i&gt; &lt;i&gt;Dolan v. City of Tigard&lt;/i&gt;, 512 U.S. 374 (1994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lt;i&gt;Contra&lt;/i&gt; Richard A. Posner, &lt;i&gt;The Bluebook Blues&lt;/i&gt;, 120 Yale L.J. 950 (2011)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PPEBP2P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ontra&lt;/i&gt; Richard A. Posner, &lt;i&gt;The Bluebook Blues&lt;/i&gt;, 120 Yale L.J. 950 (2011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lt;i&gt;But see&lt;/i&gt; &lt;i&gt;Schenck v. United States&lt;/i&gt;, 249 U.S. 47 (1919)</text:p>
          </table:table-cell>
          <table:table-cell office:value-type="string" calcext:value-type="string">
            <text:p>butsee</text:p>
          </table:table-cell>
          <table:table-cell office:value-type="string" calcext:value-type="string">
            <text:p>68WZTDW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ut see&lt;/i&gt; &lt;i&gt;Schenck v. United States&lt;/i&gt;, 249 U.S. 47 (1919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lt;i&gt;But cf&lt;/i&gt;. &lt;i&gt;5 Things to Know About McDonalds All Day Breakfast&lt;/i&gt;, TIME, (Oct. 6, 2015), &lt;a class="no" href="http://time.com/money/4062667/mcdonalds-all-day-breakfast/"&gt;http://time.com/money/4062667/mcdonalds-all-day-breakfast/&lt;/a&gt;</text:p>
          </table:table-cell>
          <table:table-cell office:value-type="string" calcext:value-type="string">
            <text:p>butcf</text:p>
          </table:table-cell>
          <table:table-cell office:value-type="string" calcext:value-type="string">
            <text:p>C4SUH9A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ut cf&lt;/i&gt;. &lt;i&gt;5 Things to Know About McDonalds All Day Breakfast&lt;/i&gt;, TIME, (Oct. 6, 2015), http://time.com/money/4062667/mcdonalds-all-day-breakfast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lt;i&gt;See generally&lt;/i&gt; Jeffrey Toobin, &lt;i&gt;The Nine: Inside the Secret World of the Supreme Court&lt;/i&gt; (2007)</text:p>
          </table:table-cell>
          <table:table-cell office:value-type="string" calcext:value-type="string">
            <text:p>seegenerally</text:p>
          </table:table-cell>
          <table:table-cell office:value-type="string" calcext:value-type="string">
            <text:p>AXW2RM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ee generally&lt;/i&gt; Jeffrey Toobin, &lt;i&gt;The Nine: Inside the Secret World of the Supreme Court&lt;/i&gt; (2007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lt;i&gt;Leonard v. Pepsico, Inc.&lt;/i&gt;, 88 F. Supp. 2d 116, 127 (S.D.N.Y. 199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N2WZJG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27</text:p>
          </table:table-cell>
          <table:table-cell office:value-type="string" calcext:value-type="string">
            <text:p>&lt;i&gt;Leonard v. Pepsico, Inc.&lt;/i&gt;, 88 F. Supp. 2d 116, 127 (S.D.N.Y. 1999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lt;i&gt;aff’d&lt;/i&gt;, 210 F.3d 88 (2d Cir. 2000)</text:p>
          </table:table-cell>
          <table:table-cell office:value-type="string" calcext:value-type="string">
            <text:p>affirmed</text:p>
          </table:table-cell>
          <table:table-cell office:value-type="string" calcext:value-type="string">
            <text:p>DVN45V8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i&gt;aff’d&lt;/i&gt;, 210 F.3d 88 (2d Cir. 2000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lt;i&gt;Toolson v. N.Y. Yankees, Inc.&lt;/i&gt;, 346 U.S. 356 (195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VE9LBMW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Toolson v. N.Y. Yankees, Inc.&lt;/i&gt;, 346 U.S. 356 (1953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lt;i&gt;Lessig v. Colorado&lt;/i&gt;, 17 U.S. 107 (199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5M7VQ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Lessig v. Colorado&lt;/i&gt;, 17 U.S. 107 (1998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lt;i&gt;Lessig v. State&lt;/i&gt;, 109 P.3d 224 (Colo. 199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KCGSA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Lessig v. State&lt;/i&gt;, 109 P.3d 224 (Colo. 1997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lt;i&gt;Liriano v. Hobart Corp. &lt;/i&gt;(&lt;i&gt;Liriano II&lt;/i&gt;), 92 N.Y.2d 232 (199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8EB7QD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Liriano v. Hobart Corp. &lt;/i&gt;(&lt;i&gt;Liriano II&lt;/i&gt;), 92 N.Y.2d 232 (1998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lt;i&gt;Liriano v. Hobart Corp. &lt;/i&gt;(&lt;i&gt;Liraino III&lt;/i&gt;), 170 F.3d 264, 266 (2d Cir. 199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VJ9R45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66</text:p>
          </table:table-cell>
          <table:table-cell office:value-type="string" calcext:value-type="string">
            <text:p>&lt;i&gt;Liriano v. Hobart Corp. &lt;/i&gt;(&lt;i&gt;Liraino III&lt;/i&gt;), 170 F.3d 264, 266 (2d Cir. 1999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lt;i&gt;Liriano II&lt;/i&gt;, 92 N.Y.2d at 236–3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8EB7Q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36–37</text:p>
          </table:table-cell>
          <table:table-cell office:value-type="string" calcext:value-type="string">
            <text:p>&lt;i&gt;Liriano II&lt;/i&gt;, 92 N.Y.2d at 236–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lt;i&gt;Jones v. United States District Court (Smith)&lt;/i&gt;, 89 U.S. 233 (201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727FMF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Jones v. United States District Court (Smith)&lt;/i&gt;, 89 U.S. 233 (2011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lt;i&gt;Indus. Union Dep’t, AFL-CIO v. Am. Petroleum Inst. (The Benzene Case)&lt;/i&gt;, 448 U.S. 607, 645 (198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46TSN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645</text:p>
          </table:table-cell>
          <table:table-cell office:value-type="string" calcext:value-type="string">
            <text:p>&lt;i&gt;Indus. Union Dep’t, AFL-CIO v. Am. Petroleum Inst. (The Benzene Case)&lt;/i&gt;, 448 U.S. 607, 645 (1980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lt;i&gt;Red Lion Broad. Co. v. FCC&lt;/i&gt;, 395 U.S. 367 (196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Y32BR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Red Lion Broad. Co. v. FCC&lt;/i&gt;, 395 U.S. 367 (1969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50 U.S. 248, 254 (198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QD4TW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. 254</text:p>
          </table:table-cell>
          <table:table-cell office:value-type="string" calcext:value-type="string">
            <text:p>450 U.S. 248, 254 (1981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11 U.S. 792 (197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GX6238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411 U.S. 792 (1973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411 U.S. 792 (197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GX6238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411 U.S. 792 (1973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lt;i&gt;McDonnell Douglas Corp. v. Green&lt;/i&gt;, &lt;cite&gt;411 U.S. 792 (1973)&lt;/cite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6Z6UPC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McDonnell Douglas Corp. v. Green&lt;/i&gt;, 411 U.S. 792 (1973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lt;i&gt;Terrible v. Terrible&lt;/i&gt;, 534 P.2d 919 (Nev. 197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6LII52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Terrible v. Terrible&lt;/i&gt;, 534 P.2d 919 (Nev. 1975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lt;i&gt;Demosthenes v. Baal&lt;/i&gt;, 495 U.S. 731 (199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I5DBFJ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Demosthenes v. Baal&lt;/i&gt;, 495 U.S. 731 (1990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lt;i&gt;United States v. $124,570 U.S. Currency&lt;/i&gt;, 873 F.2d 1240 (9th Cir. 198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MBALU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United States v. $124,570 U.S. Currency&lt;/i&gt;, 873 F.2d 1240 (9th Cir. 1989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lt;i&gt;Gucci America, Inc. v. Guess?, Inc.&lt;/i&gt;, 831 F. Supp. 2d 723 (S.D.N.Y. 201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3CW7NB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Gucci America, Inc. v. Guess?, Inc.&lt;/i&gt;, 831 F. Supp. 2d 723 (S.D.N.Y. 2011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lt;i&gt;Hamburger v. Fry&lt;/i&gt;, 338 P.2d 1088 (Okla. 195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5FCCIK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Hamburger v. Fry&lt;/i&gt;, 338 P.2d 1088 (Okla. 1958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lt;i&gt;Camp v. Superman&lt;/i&gt;, 119 Vt. 62 (195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LG9HYN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amp v. Superman&lt;/i&gt;, 119 Vt. 62 (1955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i&gt;Mattel, Inc. v. MCA Records, Inc.&lt;/i&gt;, 296 F.3d 894, 908 (9th Cir. 200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MIKXMX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908</text:p>
          </table:table-cell>
          <table:table-cell office:value-type="string" calcext:value-type="string">
            <text:p>&lt;i&gt;Mattel, Inc. v. MCA Records, Inc.&lt;/i&gt;, 296 F.3d 894, 908 (9th Cir. 2002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lt;i&gt;Brown v. State&lt;/i&gt;, 216 S.E.2d 356, 356 (Ga. Ct. App. 197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J88YZK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356</text:p>
          </table:table-cell>
          <table:table-cell office:value-type="string" calcext:value-type="string">
            <text:p>&lt;i&gt;Brown v. State&lt;/i&gt;, 216 S.E.2d 356, 356 (Ga. Ct. App. 1975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lt;i&gt;Gordon v. Secretary of State of New Jersey&lt;/i&gt;, 460 F. Supp. 1026, 1026, 1028 (D.N.J. 197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W82IV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028</text:p>
          </table:table-cell>
          <table:table-cell office:value-type="string" calcext:value-type="string">
            <text:p>&lt;i&gt;Gordon v. Secretary of State of New Jersey&lt;/i&gt;, 460 F. Supp. 1026, 1026, 1028 (D.N.J. 1978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lt;i&gt;Helton v. State&lt;/i&gt;, 311 So. 2d 381, 382–84 (Fla. Dist. Ct. App. 197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QRXU89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Helton v. State&lt;/i&gt;, 311 So. 2d 381, 382–84 (Fla. Dist. Ct. App. 1975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va Sobel, &lt;i&gt;Longitude: The True Story of a Lone Genius Who Solved the Greatest Scientific Problem of His Time passim&lt;/i&gt; (199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6V75JQ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ava Sobel, &lt;i&gt;Longitude: The True Story of a Lone Genius Who Solved the Greatest Scientific Problem of His Time passim&lt;/i&gt; (1995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lt;i&gt;Selmon v. Hasbro Bradley, Inc.&lt;/i&gt;, 669 F. Supp. 1267, 1272-73 (S.D.N.Y. 198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4KPW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272-73</text:p>
          </table:table-cell>
          <table:table-cell office:value-type="string" calcext:value-type="string">
            <text:p>&lt;i&gt;Selmon v. Hasbro Bradley, Inc.&lt;/i&gt;, 669 F. Supp. 1267, 1272-73 (S.D.N.Y. 1987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lt;i&gt;Davis v. City of New York&lt;/i&gt;, 902 F. Supp. 2d 405, 412 n.22 (S.D.N.Y. 201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J37FMF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Davis v. City of New York&lt;/i&gt;, 902 F. Supp. 2d 405, 412 n.22 (S.D.N.Y. 2012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lt;i&gt;Two Pesos, Inc. v. Taco Cabana, Inc.&lt;/i&gt;, 505 U.S. 763 (199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9NIJF8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Two Pesos, Inc. v. Taco Cabana, Inc.&lt;/i&gt;, 505 U.S. 763 (1992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lt;i&gt;Brown v. Entm’t Merchs. Ass’n&lt;/i&gt;, 131 S. Ct. 2729, 2738 (201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HQ35JG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2738</text:p>
          </table:table-cell>
          <table:table-cell office:value-type="string" calcext:value-type="string">
            <text:p>&lt;i&gt;Brown v. Entm’t Merchs. Ass’n&lt;/i&gt;, 131 S. Ct. 2729, 2738 (2011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lt;i&gt;Batman v. Commissioner&lt;/i&gt;, 189 F.2d 107 (5th Cir. 195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T6MQQXV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atman v. Commissioner&lt;/i&gt;, 189 F.2d 107 (5th Cir. 1951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lt;i&gt;Nance v. United States&lt;/i&gt;, 299 F.2d 122, 124 (D.C. Cir. 196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PC39WP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24</text:p>
          </table:table-cell>
          <table:table-cell office:value-type="string" calcext:value-type="string">
            <text:p>&lt;i&gt;Nance v. United States&lt;/i&gt;, 299 F.2d 122, 124 (D.C. Cir. 1962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lt;i&gt;Frigaliment Importing Co. v. B.N.S. International Sales Corp.&lt;/i&gt;, 190 F. Supp. 116, 117 (S.D.N.Y. 1960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PDZ9DH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17</text:p>
          </table:table-cell>
          <table:table-cell office:value-type="string" calcext:value-type="string">
            <text:p>&lt;i&gt;Frigaliment Importing Co. v. B.N.S. International Sales Corp.&lt;/i&gt;, 190 F. Supp. 116, 117 (S.D.N.Y. 1960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lt;i&gt;Cartier v. Aaron Faber Inc.&lt;/i&gt;, 512 F. Supp. 2d 165 (S.D.N.Y. 200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BHCAEI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Cartier v. Aaron Faber Inc.&lt;/i&gt;, 512 F. Supp. 2d 165 (S.D.N.Y. 2007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lt;i&gt;Terrible v. Terrible&lt;/i&gt;, 534 P.2d 919 (Nev. 197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6LII52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Terrible v. Terrible&lt;/i&gt;, 534 P.2d 919 (Nev. 1975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lt;i&gt;State v. One 1970 2-Door Sedan Rambler&lt;/i&gt;, 136 N.W. 59 (Neb. 197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2SQV8A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tate v. One 1970 2-Door Sedan Rambler&lt;/i&gt;, 136 N.W. 59 (Neb. 1974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lt;i&gt;Brown v. Swindell&lt;/i&gt;, 198 So. 2d 432, 434 (La. Ct. App. 1967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BSBX9T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434</text:p>
          </table:table-cell>
          <table:table-cell office:value-type="string" calcext:value-type="string">
            <text:p>&lt;i&gt;Brown v. Swindell&lt;/i&gt;, 198 So. 2d 432, 434 (La. Ct. App. 1967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lt;i&gt;State v. Stroud&lt;/i&gt;, 30 Wash. App. 392 (198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X2GDLD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State v. Stroud&lt;/i&gt;, 30 Wash. App. 392 (1981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lt;i&gt;Harden v. Playboy Enterprises, Inc.&lt;/i&gt;, 261 Ill. App. 3d 443, 633 N.E.2d 764 (199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DJCUX74-L73TUTD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Harden v. Playboy Enterprises, Inc.&lt;/i&gt;, 261 Ill. App. 3d 443, 633 N.E.2d 764 (1993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lt;i&gt;Yates v. United States&lt;/i&gt;, No. 13–7451, 2015 U.S. LEXIS 1503, at *40 (Feb. 25, 2015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VGXTPM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*40 (Feb. 25, 2015)</text:p>
          </table:table-cell>
          <table:table-cell office:value-type="string" calcext:value-type="string">
            <text:p>&lt;i&gt;Yates v. United States&lt;/i&gt;, No. 13–7451, 2015 U.S. LEXIS 1503, at *40 (Feb. 25, 2015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lt;i&gt;State v. Green&lt;/i&gt;, No. 2012AP1475–CR, 2013 WL 5811261, at *7 (Wis. Ct. App. Oct. 30, 201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2YZ35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*7 (Wis. Ct. App. Oct. 30, 2013)</text:p>
          </table:table-cell>
          <table:table-cell office:value-type="string" calcext:value-type="string">
            <text:p>&lt;i&gt;State v. Green&lt;/i&gt;, No. 2012AP1475–CR, 2013 WL 5811261, at *7 (Wis. Ct. App. Oct. 30, 2013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lt;i&gt;Beastie Boys v. Monster Energy Co.&lt;/i&gt;, No. 12 Civ. 6065 (S.D.N.Y. Dec. 4,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5SH8JC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Beastie Boys v. Monster Energy Co.&lt;/i&gt;, No. 12 Civ. 6065 (S.D.N.Y. Dec. 4, 2014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lt;i&gt;Macy’s Inc. v. Martha Stewart Living Omnimedia, Inc.&lt;/i&gt;, No. 1728, slip op. at 1 (N.Y. App. Div. Feb. 26, 2015), &lt;a class="no" href="http://www.nycourts.gov/reporter/3dseries/2015/2015_01728.htm"&gt;http://www.nycourts.gov/reporter/3dseries/2015/2015_01728.htm&lt;/a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8XJ7I2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1 (N.Y. App. Div. Feb. 26, 2015), http://www.nycourts.gov/reporter/3dseries/2015/2015_01728.htm</text:p>
          </table:table-cell>
          <table:table-cell office:value-type="string" calcext:value-type="string">
            <text:p>&lt;i&gt;Macy’s Inc. v. Martha Stewart Living Omnimedia, Inc.&lt;/i&gt;, No. 1728, slip op. at 1 (N.Y. App. Div. Feb. 26, 2015), http://www.nycourts.gov/reporter/3dseries/2015/2015_01728.ht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lt;i&gt;In re Salomon Inc. Sec. Litig.&lt;/i&gt;, Nos. 91 Civ. 5442 (RPP), 91 Civ. 5471, 1992 WL 150762 (S.D.N.Y. Nov. 13, 1992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TP29JW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In re Salomon Inc. Sec. Litig.&lt;/i&gt;, Nos. 91 Civ. 5442 (RPP), 91 Civ. 5471, 1992 WL 150762 (S.D.N.Y. Nov. 13, 1992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lt;i&gt;United States v. Leggett&lt;/i&gt;, 23 F.3d 409 (6th Cir. 199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MAB69I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United States v. Leggett&lt;/i&gt;, 23 F.3d 409 (6th Cir. 1994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lt;i&gt;Ward v. Rock Against Racism&lt;/i&gt;, 491 U.S. 781 (1989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KDX8MY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Ward v. Rock Against Racism&lt;/i&gt;, 491 U.S. 781 (1989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lt;i&gt;Harris v. State&lt;/i&gt;, 887 S.W.2d 514 (Ark. 199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53UNGZ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Harris v. State&lt;/i&gt;, 887 S.W.2d 514 (Ark. 1994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lt;i&gt;Dep’t of Revenue v. James B. Beam Distilling Co.&lt;/i&gt;, 377 U.S. 341, 349 (196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3YXTM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349</text:p>
          </table:table-cell>
          <table:table-cell office:value-type="string" calcext:value-type="string">
            <text:p>&lt;i&gt;Dep’t of Revenue v. James B. Beam Distilling Co.&lt;/i&gt;, 377 U.S. 341, 349 (1964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lt;i&gt;Stambovsky v. Ackley&lt;/i&gt;, 572 N.Y.S.2d 672, 674 (App. Div. 199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RS9ZBW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674</text:p>
          </table:table-cell>
          <table:table-cell office:value-type="string" calcext:value-type="string">
            <text:p>&lt;i&gt;Stambovsky v. Ackley&lt;/i&gt;, 572 N.Y.S.2d 672, 674 (App. Div. 1991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lt;i&gt;People v. Foranyic&lt;/i&gt;, 74 Cal. Rptr. 2d 804, 807 (Ct. App. 199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4LVHXN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. 807</text:p>
          </table:table-cell>
          <table:table-cell office:value-type="string" calcext:value-type="string">
            <text:p>&lt;i&gt;People v. Foranyic&lt;/i&gt;, 74 Cal. Rptr. 2d 804, 807 (Ct. App. 1998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lt;i&gt;Energy &amp;amp; Env't Legal Inst. v. Epel&lt;/i&gt;, 43 F. Supp. 3d 1171 (D. Colo. 2014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JBRJFF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Energy &amp; Env't Legal Inst. v. Epel&lt;/i&gt;, 43 F. Supp. 3d 1171 (D. Colo. 2014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lt;i&gt;aff’d&lt;/i&gt;, 793 F.3d 1169 (10th Cir.)</text:p>
          </table:table-cell>
          <table:table-cell office:value-type="string" calcext:value-type="string">
            <text:p>affirmed</text:p>
          </table:table-cell>
          <table:table-cell office:value-type="string" calcext:value-type="string">
            <text:p>F4ELVVN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i&gt;aff’d&lt;/i&gt;, 793 F.3d 1169 (10th Cir.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lt;i&gt;cert. denied&lt;/i&gt;, 136 S. Ct. 595 (2015)</text:p>
          </table:table-cell>
          <table:table-cell office:value-type="string" calcext:value-type="string">
            <text:p>certdenied</text:p>
          </table:table-cell>
          <table:table-cell office:value-type="string" calcext:value-type="string">
            <text:p>LU6YGQ5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i&gt;cert. denied&lt;/i&gt;, 136 S. Ct. 595 (2015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lt;i&gt;In re Verizon Internet Servs., Inc.&lt;/i&gt;, 257 F. Supp. 2d 244 (D.D.C. 2003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L6ZIBR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In re Verizon Internet Servs., Inc.&lt;/i&gt;, 257 F. Supp. 2d 244 (D.D.C. 2003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lt;i&gt;rev’d on other grounds&lt;/i&gt;, &lt;i&gt;Recording Indus. Ass’n of Am., Inc. v. Verizon Internet Servs., Inc.&lt;/i&gt;, 351 F.3d 1229 (D.C. Cir. 2003)</text:p>
          </table:table-cell>
          <table:table-cell office:value-type="string" calcext:value-type="string">
            <text:p>revother</text:p>
          </table:table-cell>
          <table:table-cell office:value-type="string" calcext:value-type="string">
            <text:p>WGTJ8HS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rev’d on other grounds&lt;/i&gt;, &lt;i&gt;Recording Indus. Ass’n of Am., Inc. v. Verizon Internet Servs., Inc.&lt;/i&gt;, 351 F.3d 1229 (D.C. Cir. 2003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lt;i&gt;Lerman v. Comm’r&lt;/i&gt;, 939 F.2d 44 (3d Cir. 199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2SKRNAQ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Lerman v. Comm’r&lt;/i&gt;, 939 F.2d 44 (3d Cir. 1991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lt;i&gt;rev’d sub nom. Horn v. Comm’r&lt;/i&gt;, 968 F.2d 1229 (D.C. Cir. 1992)</text:p>
          </table:table-cell>
          <table:table-cell office:value-type="string" calcext:value-type="string">
            <text:p>revsub</text:p>
          </table:table-cell>
          <table:table-cell office:value-type="string" calcext:value-type="string">
            <text:p>X9CYCLZ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rev’d sub nom. Horn v. Comm’r&lt;/i&gt;, 968 F.2d 1229 (D.C. Cir. 1992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lt;i&gt;United States v. Schmuck&lt;/i&gt;, 840 F.2d 384 (7th Cir. 198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PD3RYW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United States v. Schmuck&lt;/i&gt;, 840 F.2d 384 (7th Cir. 1988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lt;i&gt;aff’d,&lt;/i&gt; 489 U.S. 705 (1989)</text:p>
          </table:table-cell>
          <table:table-cell office:value-type="string" calcext:value-type="string">
            <text:p>affirmed</text:p>
          </table:table-cell>
          <table:table-cell office:value-type="string" calcext:value-type="string">
            <text:p>W54X5QK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lt;i&gt;aff’d,&lt;/i&gt; 489 U.S. 705 (1989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lt;i&gt;United States v. Schmuck&lt;/i&gt;, 840 F.2d 384 (7th Cir. 1988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PD3RYW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United States v. Schmuck&lt;/i&gt;, 840 F.2d 384 (7th Cir. 1988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lt;i&gt;aff’d,&lt;/i&gt; &lt;i&gt;Schmuck v. United States&lt;/i&gt;, 489 U.S. 705 (1989)</text:p>
          </table:table-cell>
          <table:table-cell office:value-type="string" calcext:value-type="string">
            <text:p>affirmed</text:p>
          </table:table-cell>
          <table:table-cell office:value-type="string" calcext:value-type="string">
            <text:p>W54X5QK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&lt;i&gt;aff’d,&lt;/i&gt; &lt;i&gt;Schmuck v. United States&lt;/i&gt;, 489 U.S. 705 (1989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Phetsarath OT" svg:font-family="'Phetsarath O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IPAPGothic" style:language-asian="ja" style:country-asian="JP" style:font-name-complex="Phetsarath OT" style:language-complex="lo" style:country-complex="L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3:10:23.213759105</dc:date>
    <dc:creator>Frank Bennett</dc:creator>
    <meta:editing-duration>PT14M16S</meta:editing-duration>
    <meta:editing-cycles>2</meta:editing-cycles>
    <meta:generator>LibreOffice/6.2.8.2$Linux_X86_64 LibreOffice_project/f82ddfca21ebc1e222a662a32b25c0c9d20169ee</meta:generator>
    <meta:document-statistic meta:table-count="1" meta:cell-count="3324" meta:object-count="0"/>
  </office:meta>
</office:document-meta>
</file>